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FormatedText" style:family="table">
      <style:table-properties style:width="17cm" table:align="margins" style:shadow="none" style:may-break-between-rows="true" style:writing-mode="lr-tb" table:border-model="collapsing"/>
    </style:style>
    <style:style style:name="FormatedText.A" style:family="table-column">
      <style:table-column-properties style:column-width="3.113cm" style:rel-column-width="1765*"/>
    </style:style>
    <style:style style:name="FormatedText.B" style:family="table-column">
      <style:table-column-properties style:column-width="4.886cm" style:rel-column-width="2770*"/>
    </style:style>
    <style:style style:name="FormatedText.C" style:family="table-column">
      <style:table-column-properties style:column-width="9.001cm" style:rel-column-width="5103*"/>
    </style:style>
    <style:style style:name="FormatedText.1" style:family="table-row">
      <style:table-row-properties fo:keep-together="auto"/>
    </style:style>
    <style:style style:name="FormatedTex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ormatedTex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ormatedTex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ormatedTex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_20_right">
      <style:text-properties fo:language="en" fo:country="US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3" style:family="paragraph" style:parent-style-name="Text_20_body">
      <style:text-properties fo:language="en" fo:country="US" officeooo:rsid="00160fb3" officeooo:paragraph-rsid="00160fb3"/>
    </style:style>
    <style:style style:name="P4" style:family="paragraph" style:parent-style-name="Text_20_body">
      <style:text-properties fo:language="en" fo:country="US" officeooo:rsid="001725e0" officeooo:paragraph-rsid="001725e0"/>
    </style:style>
    <style:style style:name="P5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6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7" style:family="paragraph" style:parent-style-name="Text_20_body">
      <style:text-properties officeooo:rsid="00204069" officeooo:paragraph-rsid="00204069"/>
    </style:style>
    <style:style style:name="P8" style:family="paragraph" style:parent-style-name="Text_20_body">
      <style:text-properties officeooo:rsid="00219469" officeooo:paragraph-rsid="00219469"/>
    </style:style>
    <style:style style:name="P9" style:family="paragraph" style:parent-style-name="Heading_20_1">
      <style:paragraph-properties fo:break-before="page" style:writing-mode="lr-tb"/>
      <style:text-properties fo:language="en" fo:country="US" officeooo:rsid="00147e4a" officeooo:paragraph-rsid="00147e4a"/>
    </style:style>
    <style:style style:name="P10" style:family="paragraph" style:parent-style-name="Heading_20_1">
      <style:text-properties officeooo:rsid="00204069" officeooo:paragraph-rsid="00204069"/>
    </style:style>
    <style:style style:name="P11" style:family="paragraph" style:parent-style-name="Heading_20_1">
      <style:paragraph-properties fo:break-before="page"/>
      <style:text-properties officeooo:rsid="002a53d0" officeooo:paragraph-rsid="002a53d0"/>
    </style:style>
    <style:style style:name="P12" style:family="paragraph" style:parent-style-name="Heading_20_1">
      <style:text-properties officeooo:rsid="002e4d9f" officeooo:paragraph-rsid="002e4d9f"/>
    </style:style>
    <style:style style:name="P13" style:family="paragraph" style:parent-style-name="Heading_20_1">
      <style:paragraph-properties fo:break-before="page"/>
      <style:text-properties officeooo:rsid="0045cec3" officeooo:paragraph-rsid="0045cec3"/>
    </style:style>
    <style:style style:name="P14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15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rsid="003abbdf" officeooo:paragraph-rsid="003abbdf"/>
    </style:style>
    <style:style style:name="P16" style:family="paragraph" style:parent-style-name="Standard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169" officeooo:paragraph-rsid="0071d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20" style:family="paragraph" style:parent-style-name="Text_20_body">
      <style:text-properties officeooo:rsid="00238076" officeooo:paragraph-rsid="00238076"/>
    </style:style>
    <style:style style:name="P21" style:family="paragraph" style:parent-style-name="Text_20_body" style:list-style-name="L1">
      <style:text-properties officeooo:rsid="002a53d0" officeooo:paragraph-rsid="002a53d0"/>
    </style:style>
    <style:style style:name="P22" style:family="paragraph" style:parent-style-name="Text_20_body" style:list-style-name="L1">
      <style:text-properties officeooo:paragraph-rsid="002a53d0"/>
    </style:style>
    <style:style style:name="P23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24" style:family="paragraph" style:parent-style-name="Text_20_body">
      <style:text-properties fo:language="en" fo:country="US" officeooo:rsid="001725e0" officeooo:paragraph-rsid="001725e0"/>
    </style:style>
    <style:style style:name="P25" style:family="paragraph" style:parent-style-name="Text_20_body">
      <style:paragraph-properties style:writing-mode="lr-tb"/>
      <style:text-properties fo:language="en" fo:country="US" officeooo:rsid="00474e12" officeooo:paragraph-rsid="004c6bf1"/>
    </style:style>
    <style:style style:name="P26" style:family="paragraph" style:parent-style-name="Text_20_body" style:list-style-name="L2">
      <style:text-properties officeooo:rsid="002e4d9f" officeooo:paragraph-rsid="002e4d9f"/>
    </style:style>
    <style:style style:name="P27" style:family="paragraph" style:parent-style-name="Text_20_body" style:list-style-name="L2">
      <style:text-properties officeooo:rsid="003364b9" officeooo:paragraph-rsid="003364b9"/>
    </style:style>
    <style:style style:name="P28" style:family="paragraph" style:parent-style-name="Text_20_body" style:list-style-name="L2">
      <style:text-properties officeooo:rsid="003fdf81" officeooo:paragraph-rsid="003fdf81"/>
    </style:style>
    <style:style style:name="P29" style:family="paragraph" style:parent-style-name="Text_20_body" style:list-style-name="L2">
      <style:text-properties officeooo:rsid="00413c25" officeooo:paragraph-rsid="00413c25"/>
    </style:style>
    <style:style style:name="P30" style:family="paragraph" style:parent-style-name="Text_20_body">
      <style:text-properties officeooo:rsid="0045cec3" officeooo:paragraph-rsid="0045cec3"/>
    </style:style>
    <style:style style:name="P31" style:family="paragraph" style:parent-style-name="Text_20_body">
      <style:text-properties officeooo:rsid="00474e12" officeooo:paragraph-rsid="00474e12"/>
    </style:style>
    <style:style style:name="P32" style:family="paragraph" style:parent-style-name="Text_20_body">
      <style:paragraph-properties style:writing-mode="lr-tb"/>
      <style:text-properties officeooo:rsid="00474e12" officeooo:paragraph-rsid="004b996d"/>
    </style:style>
    <style:style style:name="P33" style:family="paragraph" style:parent-style-name="Text_20_body">
      <style:paragraph-properties style:writing-mode="lr-tb"/>
      <style:text-properties officeooo:rsid="00584dbe" officeooo:paragraph-rsid="00584dbe"/>
    </style:style>
    <style:style style:name="P34" style:family="paragraph" style:parent-style-name="Text_20_body">
      <style:paragraph-properties style:writing-mode="lr-tb"/>
      <style:text-properties fo:font-style="italic" officeooo:rsid="0071566b" officeooo:paragraph-rsid="00584dbe" style:font-style-asian="italic" style:font-style-complex="italic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officeooo:rsid="001819e3"/>
    </style:style>
    <style:style style:name="T5" style:family="text">
      <style:text-properties style:text-underline-style="none"/>
    </style:style>
    <style:style style:name="T6" style:family="text">
      <style:text-properties officeooo:rsid="002112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1250" style:font-style-asian="italic" style:font-style-complex="italic"/>
    </style:style>
    <style:style style:name="T9" style:family="text">
      <style:text-properties fo:font-style="italic" officeooo:rsid="00225b6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1250" style:font-style-asian="normal" style:font-style-complex="normal"/>
    </style:style>
    <style:style style:name="T12" style:family="text">
      <style:text-properties fo:font-style="normal" officeooo:rsid="00238076" style:font-style-asian="normal" style:font-style-complex="normal"/>
    </style:style>
    <style:style style:name="T13" style:family="text">
      <style:text-properties fo:font-style="normal" officeooo:rsid="0023b453" style:font-style-asian="normal" style:font-style-complex="normal"/>
    </style:style>
    <style:style style:name="T14" style:family="text">
      <style:text-properties fo:font-style="normal" officeooo:rsid="003fdf81" style:font-style-asian="normal" style:font-style-complex="normal"/>
    </style:style>
    <style:style style:name="T15" style:family="text">
      <style:text-properties fo:font-style="normal" officeooo:rsid="00421ec5" style:font-style-asian="normal" style:font-style-complex="normal"/>
    </style:style>
    <style:style style:name="T16" style:family="text">
      <style:text-properties fo:font-style="normal" officeooo:rsid="00438375" style:font-style-asian="normal" style:font-style-complex="normal"/>
    </style:style>
    <style:style style:name="T17" style:family="text">
      <style:text-properties fo:font-style="normal" officeooo:rsid="00493d55" style:font-style-asian="normal" style:font-style-complex="normal"/>
    </style:style>
    <style:style style:name="T18" style:family="text">
      <style:text-properties fo:font-style="normal" officeooo:rsid="004a6230" style:font-style-asian="normal" style:font-style-complex="normal"/>
    </style:style>
    <style:style style:name="T19" style:family="text">
      <style:text-properties fo:font-style="normal" officeooo:rsid="0055bc46" style:font-style-asian="normal" style:font-style-complex="normal"/>
    </style:style>
    <style:style style:name="T20" style:family="text">
      <style:text-properties fo:font-style="normal" officeooo:rsid="0071566b" style:font-style-asian="normal" style:font-style-complex="normal"/>
    </style:style>
    <style:style style:name="T21" style:family="text">
      <style:text-properties officeooo:rsid="002a432c"/>
    </style:style>
    <style:style style:name="T22" style:family="text">
      <style:text-properties officeooo:rsid="002a53d0"/>
    </style:style>
    <style:style style:name="T23" style:family="text">
      <style:text-properties officeooo:rsid="002ae48e"/>
    </style:style>
    <style:style style:name="T24" style:family="text">
      <style:text-properties officeooo:rsid="002f9c85"/>
    </style:style>
    <style:style style:name="T25" style:family="text">
      <style:text-properties officeooo:rsid="003364b9"/>
    </style:style>
    <style:style style:name="T26" style:family="text">
      <style:text-properties officeooo:rsid="00368fa4"/>
    </style:style>
    <style:style style:name="T27" style:family="text">
      <style:text-properties officeooo:rsid="0071d169"/>
    </style:style>
    <style:style style:name="T28" style:family="text">
      <style:text-properties officeooo:rsid="00739a1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Caligrafo</text:p>
      <text:p text:style-name="P5">Planning Document</text:p>
      <text:p text:style-name="P14"><text:a xlink:type="simple" xlink:href="https://github.com/Zvorky/Caligrafo" text:style-name="Internet_20_link" text:visited-style-name="Visited_20_Internet_20_Link"><text:span text:style-name="T3">G</text:span></text:a><text:a xlink:type="simple" xlink:href="https://github.com/Zvorky/Caligrafo" text:style-name="Internet_20_link" text:visited-style-name="Visited_20_Internet_20_Link"><text:span text:style-name="T2">it</text:span></text:a><text:a xlink:type="simple" xlink:href="https://github.com/Zvorky/Caligrafo" text:style-name="Internet_20_link" text:visited-style-name="Visited_20_Internet_20_Link"><text:span text:style-name="T3">H</text:span></text:a><text:a xlink:type="simple" xlink:href="https://github.com/Zvorky/Caligrafo" text:style-name="Internet_20_link" text:visited-style-name="Visited_20_Internet_20_Link"><text:span text:style-name="T2">ub.com/Zvorky/Caligrafo</text:span></text:a></text:p>
      <text:p text:style-name="P15"/>
      <text:p text:style-name="P15">The creative process to rise up the project.</text:p>
      <text:h text:style-name="P9" text:outline-level="1">The Idea</text:h>
      <text:p text:style-name="P3">Work with alignments for texts, essentially when printing at terminal.</text:p>
      <text:p text:style-name="P3">The same functions to align and stylize the printed text can be used to write into text files.</text:p>
      <text:p text:style-name="P4">It<text:span text:style-name="T4"> </text:span>can support lists, tables, and some others text structures <text:span text:style-name="T26">in the future</text:span>… 🤔</text:p>
      <text:p text:style-name="P25"><text:span text:style-name="T17">I’d like to use many blocks of text in the same page, </text:span><text:span text:style-name="T18">maybe with overlaps</text:span><text:span text:style-name="T17">, it would be cool…</text:span></text:p>
      <text:p text:style-name="P4"/>
      <text:p text:style-name="P2">The goal<text:span text:style-name="T5"> is to turn simple text formatting easier, allowing us to make more fancy CLIs and text files quickly.</text:span></text:p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1">The Code</text:h>
      <text:p text:style-name="P7">Object Oriented, the Caligrafo can be a class itself, who makes the actions, or…</text:p>
      <text:p text:style-name="P7">The formatted text as a class, that can be converted <text:span text:style-name="T6">from/into </text:span><text:span text:style-name="T8">str</text:span><text:span text:style-name="T11">.</text:span></text:p>
      <text:p text:style-name="P19">Or maybe both…</text:p>
      <text:p text:style-name="P19"/>
      <text:p text:style-name="P8"><text:span text:style-name="T10">With the Caligrafo being a class itself I mean the text would be the simple </text:span><text:span text:style-name="T7">st</text:span><text:span text:style-name="T9">r </text:span><text:span text:style-name="T10">yet, </text:span><text:span text:style-name="T12">but</text:span><text:span text:style-name="T10"> </text:span><text:span text:style-name="T12">with the formatting applied.</text:span></text:p>
      <text:p text:style-name="P20"><text:span text:style-name="T10">But with the formatted text as a class, we have more versatility to use the functions one just before other, and still can get the simple </text:span><text:span text:style-name="T13">text.</text:span></text:p>
      <text:h text:style-name="P11" text:outline-level="1"><text:span text:style-name="T23">Basic </text:span>Utilities</text:h>
      <text:p text:style-name="Preformatted_20_Text">The initial goal</text:p>
      <text:p text:style-name="Preformatted_20_Text"/>
      <text:list xml:id="list627693479" text:style-name="L1">
        <text:list-item>
          <text:p text:style-name="P22"><text:span text:style-name="T22">Paragraph spacing</text:span></text:p>
        </text:list-item>
        <text:list-item>
          <text:p text:style-name="P21">Horizontal Alignment (Left, Center, Right, <text:span text:style-name="T24">Justified</text:span>)</text:p>
        </text:list-item>
        <text:list-item>
          <text:p text:style-name="P21">Vertical Alignment (Top, Center, Bottom)</text:p>
        </text:list-item>
        <text:list-item>
          <text:p text:style-name="P21">Border Spacing</text:p>
        </text:list-item>
        <text:list-item>
          <text:p text:style-name="P21">Max Width</text:p>
        </text:list-item>
        <text:list-item>
          <text:p text:style-name="P21">Max Height</text:p>
        </text:list-item>
      </text:list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h text:style-name="P12" text:outline-level="1">General Requirements</text:h>
      <text:p text:style-name="Preformatted_20_Text">A basic requirement list</text:p>
      <text:p text:style-name="Preformatted_20_Text"/>
      <text:list xml:id="list3249586904" text:style-name="L2">
        <text:list-item>
          <text:p text:style-name="P26">Any string must be <text:span text:style-name="T25">able to be </text:span>converted into formatted text</text:p>
        </text:list-item>
        <text:list-item>
          <text:p text:style-name="P27">Any formatted text must be able to export its basic string</text:p>
        </text:list-item>
        <text:list-item>
          <text:p text:style-name="P27">The formatted text must be able to convert into string, applying the formatting</text:p>
        </text:list-item>
        <text:list-item>
          <text:p text:style-name="P28">The ‘<text:span text:style-name="T7">page</text:span>’ size must be able to be passed by parameter</text:p>
        </text:list-item>
        <text:list-item>
          <text:p text:style-name="P28">The ‘<text:span text:style-name="T7">page</text:span><text:span text:style-name="T10">’ size must be automatically set with the terminal size when possible and not passed by parameter</text:span></text:p>
        </text:list-item>
        <text:list-item>
          <text:p text:style-name="P29"><text:span text:style-name="T10">The ‘</text:span><text:span text:style-name="T7">page</text:span><text:span text:style-name="T10">’ size </text:span><text:span text:style-name="T15">must have a default value </text:span><text:span text:style-name="T16">for non-terminal use</text:span></text:p>
        </text:list-item>
      </text:list>
      <text:h text:style-name="P13" text:outline-level="1">Data Structure</text:h>
      <text:p text:style-name="P30">It needs to have a <text:span text:style-name="T7">str</text:span><text:span text:style-name="T10"> with the simple text, and be able to map the formatting…</text:span></text:p>
      <text:p text:style-name="P31"><text:span text:style-name="T10">‘</text:span><text:span text:style-name="T7">Page</text:span><text:span text:style-name="T10">’ size is the same for a group of texts, but it can’t be global so we can work in a file and terminal at same time, for example.</text:span></text:p>
      <text:p text:style-name="P32"><text:span text:style-name="T10">To be able to make combinations of texts, or set different formatting in different points of the same text, it will need to use lists. </text:span></text:p>
      <text:p text:style-name="P32"><text:span text:style-name="T19"/></text:p>
      <text:p text:style-name="P33"><text:span text:style-name="T19">F</text:span><text:span text:style-name="T10">ormatted Text:</text:span></text:p>
      <table:table table:name="FormatedText" table:style-name="FormatedText" table:template-name="Default Style">
        <table:table-column table:style-name="FormatedText.A"/>
        <table:table-column table:style-name="FormatedText.B"/>
        <table:table-column table:style-name="FormatedText.C"/>
        <table:table-row table:style-name="FormatedText.1">
          <table:table-cell table:style-name="FormatedText.A1" office:value-type="string">
            <text:p text:style-name="P17">str</text:p>
          </table:table-cell>
          <table:table-cell table:style-name="FormatedText.A1" office:value-type="string">
            <text:p text:style-name="P17">text</text:p>
          </table:table-cell>
          <table:table-cell table:style-name="FormatedText.C1" office:value-type="string">
            <text:p text:style-name="P17">- simple text</text:p>
          </table:table-cell>
        </table:table-row>
        <table:table-row table:style-name="FormatedText.1">
          <table:table-cell table:style-name="FormatedText.A2" office:value-type="string">
            <text:p text:style-name="P17">Int</text:p>
          </table:table-cell>
          <table:table-cell table:style-name="FormatedText.A2" office:value-type="string">
            <text:p text:style-name="P17">width</text:p>
          </table:table-cell>
          <table:table-cell table:style-name="FormatedText.C2" office:value-type="string">
            <text:p text:style-name="P18">- <text:span text:style-name="T27">max width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17">int</text:p>
          </table:table-cell>
          <table:table-cell table:style-name="FormatedText.A2" office:value-type="string">
            <text:p text:style-name="P17">height</text:p>
          </table:table-cell>
          <table:table-cell table:style-name="FormatedText.C2" office:value-type="string">
            <text:p text:style-name="P18">- <text:span text:style-name="T27">max height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17">Int[5]</text:p>
          </table:table-cell>
          <table:table-cell table:style-name="FormatedText.A2" office:value-type="string">
            <text:p text:style-name="P17">spacing</text:p>
          </table:table-cell>
          <table:table-cell table:style-name="FormatedText.C2" office:value-type="string">
            <text:p text:style-name="P18">- <text:span text:style-name="T27">(0 = paragraph, 1..</text:span><text:span text:style-name="T28">4</text:span><text:span text:style-name="T27"> = left, right, top, bottom)</text:span></text:p>
          </table:table-cell>
        </table:table-row>
        <table:table-row table:style-name="FormatedText.1">
          <table:table-cell table:style-name="FormatedText.A2" office:value-type="string">
            <text:p text:style-name="P17">char</text:p>
          </table:table-cell>
          <table:table-cell table:style-name="FormatedText.A2" office:value-type="string">
            <text:p text:style-name="P17">horizontal_alignment</text:p>
          </table:table-cell>
          <table:table-cell table:style-name="FormatedText.C2" office:value-type="string">
            <text:p text:style-name="P18">- <text:span text:style-name="T27">Left, Center, Right, Justified (L, C, R, J)</text:span></text:p>
          </table:table-cell>
        </table:table-row>
        <table:table-row table:style-name="FormatedText.1">
          <table:table-cell table:style-name="FormatedText.A2" office:value-type="string">
            <text:p text:style-name="P17">char</text:p>
          </table:table-cell>
          <table:table-cell table:style-name="FormatedText.A2" office:value-type="string">
            <text:p text:style-name="P17">vertical_alignment</text:p>
          </table:table-cell>
          <table:table-cell table:style-name="FormatedText.C2" office:value-type="string">
            <text:p text:style-name="P18">- <text:span text:style-name="T27">Top, Center, Bottom (T, C, B)</text:span></text:p>
          </table:table-cell>
        </table:table-row>
      </table:table>
      <text:p text:style-name="P34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officeooo:rsid="002a432c"/>
    </style:style>
    <style:style style:name="MT2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<text:span text:style-name="MT1">10</text:span>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2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2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23:19:07.880111679</dc:date>
    <meta:editing-duration>PT2H58M7S</meta:editing-duration>
    <meta:editing-cycles>52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1" meta:image-count="0" meta:object-count="0" meta:page-count="4" meta:paragraph-count="58" meta:word-count="427" meta:character-count="2322" meta:non-whitespace-character-count="1964"/>
  </office:meta>
</office:document-meta>
</file>